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3.097cm" fo:margin-left="2.286cm" table:align="left"/>
    </style:style>
    <style:style style:name="Table1.A" style:family="table-column">
      <style:table-column-properties style:column-width="6.509cm"/>
    </style:style>
    <style:style style:name="Table1.B" style:family="table-column">
      <style:table-column-properties style:column-width="6.5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06cm" fo:margin-left="2.339cm" table:align="left"/>
    </style:style>
    <style:style style:name="Table2.A" style:family="table-column">
      <style:table-column-properties style:column-width="6.482cm"/>
    </style:style>
    <style:style style:name="Table2.B" style:family="table-column">
      <style:table-column-properties style:column-width="6.57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579b" officeooo:paragraph-rsid="0014579b"/>
    </style:style>
    <style:style style:name="P2" style:family="paragraph" style:parent-style-name="Text_20_body">
      <style:text-properties officeooo:paragraph-rsid="0014e46c"/>
    </style:style>
    <style:style style:name="P3" style:family="paragraph" style:parent-style-name="Text_20_body">
      <style:text-properties style:font-name="Liberation Sans" officeooo:rsid="0014e46c" officeooo:paragraph-rsid="0014e46c"/>
    </style:style>
    <style:style style:name="P4" style:family="paragraph" style:parent-style-name="Text_20_body">
      <style:text-properties style:font-name="Liberation Sans" officeooo:rsid="001658b1" officeooo:paragraph-rsid="001658b1"/>
    </style:style>
    <style:style style:name="P5" style:family="paragraph" style:parent-style-name="Text_20_body">
      <style:text-properties style:font-name="Liberation Sans" officeooo:rsid="00179193" officeooo:paragraph-rsid="00179193"/>
    </style:style>
    <style:style style:name="P6" style:family="paragraph" style:parent-style-name="Text_20_body">
      <style:paragraph-properties fo:text-align="justify" style:justify-single-word="false"/>
      <style:text-properties style:font-name="Liberation Sans" officeooo:rsid="00195d38" officeooo:paragraph-rsid="001decdd"/>
    </style:style>
    <style:style style:name="P7" style:family="paragraph" style:parent-style-name="Text_20_body">
      <style:paragraph-properties fo:text-align="justify" style:justify-single-word="false"/>
      <style:text-properties style:font-name="Liberation Sans" officeooo:rsid="001eae4c" officeooo:paragraph-rsid="001eae4c"/>
    </style:style>
    <style:style style:name="P8" style:family="paragraph" style:parent-style-name="Text_20_body">
      <style:paragraph-properties fo:text-align="justify" style:justify-single-word="false"/>
      <style:text-properties style:font-name="Liberation Sans" officeooo:rsid="0022b54b" officeooo:paragraph-rsid="0022b54b"/>
    </style:style>
    <style:style style:name="P9" style:family="paragraph" style:parent-style-name="Text_20_body">
      <style:paragraph-properties fo:text-align="justify" style:justify-single-word="false"/>
      <style:text-properties style:font-name="Liberation Sans" officeooo:rsid="0023d9f2" officeooo:paragraph-rsid="0023d9f2"/>
    </style:style>
    <style:style style:name="P10" style:family="paragraph" style:parent-style-name="Text_20_body">
      <style:paragraph-properties fo:text-align="justify" style:justify-single-word="false"/>
      <style:text-properties style:font-name="Liberation Sans" officeooo:rsid="0025a55c" officeooo:paragraph-rsid="0025a55c"/>
    </style:style>
    <style:style style:name="P11" style:family="paragraph" style:parent-style-name="Text_20_body">
      <style:paragraph-properties fo:text-align="justify" style:justify-single-word="false"/>
      <style:text-properties style:font-name="Liberation Sans" officeooo:rsid="002a8af5" officeooo:paragraph-rsid="002a8af5"/>
    </style:style>
    <style:style style:name="P12" style:family="paragraph" style:parent-style-name="Text_20_body">
      <style:paragraph-properties fo:text-align="justify" style:justify-single-word="false"/>
      <style:text-properties style:font-name="Liberation Sans" officeooo:rsid="002b6aa7" officeooo:paragraph-rsid="002b6aa7"/>
    </style:style>
    <style:style style:name="P13" style:family="paragraph" style:parent-style-name="Text_20_body">
      <style:paragraph-properties fo:text-align="justify" style:justify-single-word="false"/>
      <style:text-properties style:font-name="Liberation Sans" officeooo:rsid="002d1968" officeooo:paragraph-rsid="002d1968"/>
    </style:style>
    <style:style style:name="P14" style:family="paragraph" style:parent-style-name="Text_20_body">
      <style:paragraph-properties fo:text-align="justify" style:justify-single-word="false"/>
      <style:text-properties style:font-name="Liberation Sans" officeooo:rsid="002ecb29" officeooo:paragraph-rsid="002ecb29"/>
    </style:style>
    <style:style style:name="P15" style:family="paragraph" style:parent-style-name="Text_20_body">
      <style:paragraph-properties fo:text-align="justify" style:justify-single-word="false"/>
      <style:text-properties style:font-name="Liberation Sans" officeooo:rsid="00327fec" officeooo:paragraph-rsid="00327fec"/>
    </style:style>
    <style:style style:name="P16" style:family="paragraph" style:parent-style-name="Text_20_body">
      <style:paragraph-properties fo:text-align="justify" style:justify-single-word="false"/>
      <style:text-properties style:font-name="Liberation Sans" officeooo:rsid="00347844" officeooo:paragraph-rsid="00347844"/>
    </style:style>
    <style:style style:name="P17" style:family="paragraph" style:parent-style-name="Text_20_body">
      <style:paragraph-properties fo:text-align="justify" style:justify-single-word="false"/>
      <style:text-properties style:font-name="Liberation Sans" officeooo:rsid="00376e4c" officeooo:paragraph-rsid="00376e4c"/>
    </style:style>
    <style:style style:name="P18" style:family="paragraph" style:parent-style-name="Text_20_body">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19" style:family="paragraph" style:parent-style-name="Text_20_body">
      <style:paragraph-properties fo:text-align="justify" style:justify-single-word="false"/>
      <style:text-properties style:font-name="Liberation Sans" fo:font-weight="normal" officeooo:rsid="003a26f6" officeooo:paragraph-rsid="003a26f6" style:font-weight-asian="normal" style:font-weight-complex="normal"/>
    </style:style>
    <style:style style:name="P20" style:family="paragraph" style:parent-style-name="Text_20_body">
      <style:paragraph-properties fo:text-align="justify" style:justify-single-word="false"/>
      <style:text-properties style:font-name="Liberation Sans" fo:font-weight="normal" officeooo:rsid="003b5c2f" officeooo:paragraph-rsid="003b5c2f" style:font-weight-asian="normal" style:font-weight-complex="normal"/>
    </style:style>
    <style:style style:name="P21" style:family="paragraph" style:parent-style-name="Text_20_body">
      <style:paragraph-properties fo:text-align="justify" style:justify-single-word="false"/>
      <style:text-properties style:font-name="Liberation Sans" officeooo:rsid="003e58f9" officeooo:paragraph-rsid="003e58f9"/>
    </style:style>
    <style:style style:name="P22" style:family="paragraph" style:parent-style-name="Text_20_body">
      <style:paragraph-properties fo:text-align="justify" style:justify-single-word="false"/>
      <style:text-properties style:font-name="Liberation Sans" officeooo:rsid="0049375c" officeooo:paragraph-rsid="0052192f"/>
    </style:style>
    <style:style style:name="P23" style:family="paragraph" style:parent-style-name="Text_20_body">
      <style:paragraph-properties fo:text-align="justify" style:justify-single-word="false"/>
      <style:text-properties style:font-name="Liberation Sans" officeooo:rsid="00560196" officeooo:paragraph-rsid="00560196"/>
    </style:style>
    <style:style style:name="P24" style:family="paragraph" style:parent-style-name="Text_20_body">
      <style:paragraph-properties fo:text-align="justify" style:justify-single-word="false"/>
      <style:text-properties style:font-name="Liberation Sans" officeooo:rsid="0058b140" officeooo:paragraph-rsid="0058b140"/>
    </style:style>
    <style:style style:name="P25" style:family="paragraph" style:parent-style-name="Text_20_body">
      <style:paragraph-properties fo:text-align="justify" style:justify-single-word="false"/>
      <style:text-properties style:font-name="Liberation Sans" officeooo:rsid="005fbe6c" officeooo:paragraph-rsid="005fbe6c"/>
    </style:style>
    <style:style style:name="P26" style:family="paragraph" style:parent-style-name="Text_20_body">
      <style:paragraph-properties fo:text-align="justify" style:justify-single-word="false"/>
      <style:text-properties officeooo:rsid="001decdd" officeooo:paragraph-rsid="001decdd"/>
    </style:style>
    <style:style style:name="P27" style:family="paragraph" style:parent-style-name="Text_20_body">
      <style:paragraph-properties fo:text-align="justify" style:justify-single-word="false"/>
      <style:text-properties fo:font-weight="normal" officeooo:rsid="003b6268" officeooo:paragraph-rsid="003b6268" style:font-weight-asian="normal" style:font-weight-complex="normal"/>
    </style:style>
    <style:style style:name="P28" style:family="paragraph" style:parent-style-name="Text_20_body">
      <style:paragraph-properties fo:text-align="justify" style:justify-single-word="false"/>
      <style:text-properties fo:font-weight="normal" officeooo:rsid="003cd396" officeooo:paragraph-rsid="003cd396" style:font-weight-asian="normal" style:font-weight-complex="normal"/>
    </style:style>
    <style:style style:name="P29" style:family="paragraph" style:parent-style-name="Title">
      <style:text-properties officeooo:rsid="0014579b" officeooo:paragraph-rsid="0014579b"/>
    </style:style>
    <style:style style:name="P30" style:family="paragraph" style:parent-style-name="Subtitle">
      <style:text-properties officeooo:rsid="0014579b" officeooo:paragraph-rsid="0014579b"/>
    </style:style>
    <style:style style:name="P31" style:family="paragraph" style:parent-style-name="Table_20_Contents">
      <style:text-properties style:font-name="Liberation Sans" fo:font-size="12pt" fo:font-weight="bold" officeooo:rsid="0014e46c" officeooo:paragraph-rsid="0014e46c" style:font-name-asian="Droid Sans Fallback" style:font-size-asian="12pt" style:font-weight-asian="bold" style:font-name-complex="Droid Sans Devanagari" style:font-size-complex="12pt" style:font-weight-complex="bold"/>
    </style:style>
    <style:style style:name="P32" style:family="paragraph" style:parent-style-name="Table_20_Contents">
      <style:text-properties style:font-name="Liberation Sans" fo:font-size="12pt" officeooo:rsid="0014e46c" officeooo:paragraph-rsid="0014e46c" style:font-name-asian="Droid Sans Fallback" style:font-size-asian="12pt" style:font-name-complex="Droid Sans Devanagari" style:font-size-complex="12pt"/>
    </style:style>
    <style:style style:name="P33" style:family="paragraph" style:parent-style-name="Table_20_Contents">
      <style:text-properties style:font-name="Liberation Sans" fo:font-weight="bold" officeooo:rsid="001658b1" officeooo:paragraph-rsid="001658b1" style:font-weight-asian="bold" style:font-weight-complex="bold"/>
    </style:style>
    <style:style style:name="P34" style:family="paragraph" style:parent-style-name="Table_20_Contents">
      <style:paragraph-properties fo:text-align="start" style:justify-single-word="false"/>
      <style:text-properties style:font-name="Liberation Sans" fo:font-weight="bold" officeooo:rsid="001658b1" officeooo:paragraph-rsid="001658b1" style:font-weight-asian="bold" style:font-weight-complex="bold"/>
    </style:style>
    <style:style style:name="P35" style:family="paragraph" style:parent-style-name="Table_20_Contents">
      <style:text-properties style:font-name="Liberation Sans" officeooo:rsid="001658b1" officeooo:paragraph-rsid="001658b1"/>
    </style:style>
    <style:style style:name="P36" style:family="paragraph" style:parent-style-name="Table_20_Contents">
      <style:paragraph-properties fo:text-align="end" style:justify-single-word="false"/>
      <style:text-properties style:font-name="Liberation Sans" officeooo:rsid="001658b1" officeooo:paragraph-rsid="001658b1"/>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Contents_20_2">
      <style:paragraph-properties>
        <style:tab-stops>
          <style:tab-stop style:position="17.09cm" style:type="right" style:leader-style="dotted" style:leader-text="."/>
        </style:tab-stops>
      </style:paragraph-properties>
    </style:style>
    <style:style style:name="P40" style:family="paragraph" style:parent-style-name="Table_20_Contents">
      <style:text-properties style:font-name="Liberation Sans" fo:font-size="12pt" officeooo:rsid="0065b313" officeooo:paragraph-rsid="0065b313" style:font-name-asian="Droid Sans Fallback" style:font-size-asian="12pt" style:font-name-complex="Droid Sans Devanagari" style:font-size-complex="12pt"/>
    </style:style>
    <style:style style:name="P41" style:family="paragraph" style:parent-style-name="Heading_20_2">
      <style:text-properties officeooo:rsid="00195d38" officeooo:paragraph-rsid="00195d38"/>
    </style:style>
    <style:style style:name="P42" style:family="paragraph" style:parent-style-name="Heading_20_2">
      <style:paragraph-properties fo:text-align="justify" style:justify-single-word="false"/>
      <style:text-properties style:font-name="Liberation Sans" officeooo:rsid="001decdd" officeooo:paragraph-rsid="001decdd"/>
    </style:style>
    <style:style style:name="P43" style:family="paragraph" style:parent-style-name="Heading_20_2">
      <style:text-properties officeooo:rsid="001eae4c" officeooo:paragraph-rsid="001eae4c"/>
    </style:style>
    <style:style style:name="P44" style:family="paragraph" style:parent-style-name="Heading_20_2">
      <style:text-properties officeooo:rsid="00228c53" officeooo:paragraph-rsid="00228c53"/>
    </style:style>
    <style:style style:name="P45" style:family="paragraph" style:parent-style-name="Heading_20_2">
      <style:paragraph-properties fo:text-align="justify" style:justify-single-word="false"/>
      <style:text-properties officeooo:rsid="00327fec" officeooo:paragraph-rsid="00327fec"/>
    </style:style>
    <style:style style:name="P46" style:family="paragraph" style:parent-style-name="Heading_20_2">
      <style:text-properties officeooo:rsid="0054fc00" officeooo:paragraph-rsid="0054fc00"/>
    </style:style>
    <style:style style:name="P47" style:family="paragraph" style:parent-style-name="Text_20_body" style:list-style-name="L1">
      <style:text-properties style:font-name="Liberation Sans" officeooo:rsid="00179193" officeooo:paragraph-rsid="00179193"/>
    </style:style>
    <style:style style:name="P48" style:family="paragraph" style:parent-style-name="Text_20_body" style:list-style-name="L1">
      <style:text-properties style:font-name="Liberation Sans" officeooo:rsid="001decdd" officeooo:paragraph-rsid="00179193"/>
    </style:style>
    <style:style style:name="P49" style:family="paragraph" style:parent-style-name="Text_20_body" style:list-style-name="L1">
      <style:text-properties style:font-name="Liberation Sans" officeooo:rsid="001d3874" officeooo:paragraph-rsid="001d3874"/>
    </style:style>
    <style:style style:name="P50" style:family="paragraph" style:parent-style-name="Text_20_body" style:list-style-name="L2">
      <style:paragraph-properties fo:text-align="justify" style:justify-single-word="false"/>
      <style:text-properties style:font-name="Liberation Sans" officeooo:rsid="00195d38" officeooo:paragraph-rsid="001decdd"/>
    </style:style>
    <style:style style:name="P51" style:family="paragraph" style:parent-style-name="Text_20_body" style:list-style-name="L3">
      <style:paragraph-properties fo:text-align="justify" style:justify-single-word="false"/>
      <style:text-properties style:font-name="Liberation Sans" fo:font-weight="normal" officeooo:rsid="001decdd" officeooo:paragraph-rsid="001decdd" style:font-weight-asian="normal" style:font-weight-complex="normal"/>
    </style:style>
    <style:style style:name="P52" style:family="paragraph" style:parent-style-name="Text_20_body" style:list-style-name="L4">
      <style:paragraph-properties fo:text-align="justify" style:justify-single-word="false"/>
      <style:text-properties style:font-name="Liberation Sans" fo:font-weight="normal" officeooo:rsid="00225979" officeooo:paragraph-rsid="00225979" style:font-weight-asian="normal" style:font-weight-complex="normal"/>
    </style:style>
    <style:style style:name="P53" style:family="paragraph" style:parent-style-name="Text_20_body" style:list-style-name="L8">
      <style:paragraph-properties fo:text-align="justify" style:justify-single-word="false"/>
      <style:text-properties style:font-name="Liberation Sans" fo:font-weight="normal" officeooo:rsid="00289642" officeooo:paragraph-rsid="00289642" style:font-weight-asian="normal" style:font-weight-complex="normal"/>
    </style:style>
    <style:style style:name="P54" style:family="paragraph" style:parent-style-name="Text_20_body" style:list-style-name="L9">
      <style:paragraph-properties fo:text-align="justify" style:justify-single-word="false"/>
      <style:text-properties style:font-name="Liberation Sans" fo:font-weight="normal" officeooo:rsid="002b6aa7" officeooo:paragraph-rsid="002b6aa7" style:font-weight-asian="normal" style:font-weight-complex="normal"/>
    </style:style>
    <style:style style:name="P55" style:family="paragraph" style:parent-style-name="Text_20_body" style:list-style-name="L6">
      <style:paragraph-properties fo:text-align="justify" style:justify-single-word="false"/>
      <style:text-properties style:font-name="Liberation Sans" officeooo:rsid="0058b140" officeooo:paragraph-rsid="0058b140"/>
    </style:style>
    <style:style style:name="P56" style:family="paragraph" style:parent-style-name="Text_20_body" style:list-style-name="L6">
      <style:paragraph-properties fo:text-align="justify" style:justify-single-word="false"/>
      <style:text-properties style:font-name="Liberation Sans" officeooo:rsid="00592343" officeooo:paragraph-rsid="00592343"/>
    </style:style>
    <style:style style:name="P57" style:family="paragraph" style:parent-style-name="Text_20_body" style:list-style-name="L6">
      <style:paragraph-properties fo:text-align="justify" style:justify-single-word="false"/>
      <style:text-properties style:font-name="Liberation Sans" officeooo:rsid="005c0650" officeooo:paragraph-rsid="005c0650"/>
    </style:style>
    <style:style style:name="P58" style:family="paragraph" style:parent-style-name="Text_20_body" style:list-style-name="L6">
      <style:paragraph-properties fo:text-align="justify" style:justify-single-word="false"/>
      <style:text-properties style:font-name="Liberation Sans" officeooo:rsid="005e7992" officeooo:paragraph-rsid="005e7992"/>
    </style:style>
    <style:style style:name="P59" style:family="paragraph" style:parent-style-name="Text_20_body" style:list-style-name="L7">
      <style:paragraph-properties fo:text-align="justify" style:justify-single-word="false"/>
      <style:text-properties style:font-name="Liberation Sans" officeooo:rsid="005fbe6c" officeooo:paragraph-rsid="005fbe6c"/>
    </style:style>
    <style:style style:name="P60" style:family="paragraph" style:parent-style-name="Text_20_body" style:list-style-name="L7">
      <style:paragraph-properties fo:text-align="justify" style:justify-single-word="false"/>
      <style:text-properties style:font-name="Liberation Sans" officeooo:rsid="00613805" officeooo:paragraph-rsid="00613805"/>
    </style:style>
    <style:style style:name="P61" style:family="paragraph" style:parent-style-name="Text_20_body" style:list-style-name="L8">
      <style:paragraph-properties fo:text-align="justify" style:justify-single-word="false"/>
      <style:text-properties style:font-name="Liberation Sans" officeooo:rsid="00289642" officeooo:paragraph-rsid="00289642"/>
    </style:style>
    <style:style style:name="P62" style:family="paragraph" style:parent-style-name="Text_20_body" style:list-style-name="L9">
      <style:paragraph-properties fo:text-align="justify" style:justify-single-word="false"/>
      <style:text-properties style:font-name="Liberation Sans" officeooo:rsid="002b6aa7" officeooo:paragraph-rsid="002b6aa7"/>
    </style:style>
    <style:style style:name="P63" style:family="paragraph" style:parent-style-name="Text_20_body" style:list-style-name="L2">
      <style:paragraph-properties fo:text-align="justify" style:justify-single-word="false"/>
      <style:text-properties officeooo:paragraph-rsid="001decdd"/>
    </style:style>
    <style:style style:name="P64" style:family="paragraph" style:parent-style-name="Text_20_body" style:list-style-name="L5">
      <style:paragraph-properties fo:text-align="justify" style:justify-single-word="false"/>
      <style:text-properties officeooo:paragraph-rsid="003b5c2f"/>
    </style:style>
    <style:style style:name="P65" style:family="paragraph" style:parent-style-name="Text_20_body" style:list-style-name="L5">
      <style:paragraph-properties fo:text-align="justify" style:justify-single-word="false"/>
      <style:text-properties officeooo:rsid="003b5c2f" officeooo:paragraph-rsid="003b5c2f"/>
    </style:style>
    <style:style style:name="P66" style:family="paragraph" style:parent-style-name="Heading_20_1">
      <style:text-properties officeooo:rsid="0014e46c" officeooo:paragraph-rsid="0014e46c"/>
    </style:style>
    <style:style style:name="P67" style:family="paragraph" style:parent-style-name="Heading_20_1" style:list-style-name="">
      <style:text-properties officeooo:rsid="001658b1" officeooo:paragraph-rsid="001658b1"/>
    </style:style>
    <style:style style:name="P68" style:family="paragraph" style:parent-style-name="Heading_20_1">
      <style:text-properties officeooo:rsid="00228c53" officeooo:paragraph-rsid="00228c53"/>
    </style:style>
    <style:style style:name="P69" style:family="paragraph" style:parent-style-name="Heading_20_1" style:list-style-name="">
      <style:text-properties officeooo:rsid="00327fec" officeooo:paragraph-rsid="00327fec"/>
    </style:style>
    <style:style style:name="P70" style:family="paragraph" style:parent-style-name="Heading_20_1">
      <style:paragraph-properties fo:break-before="page"/>
      <style:text-properties officeooo:rsid="001658b1" officeooo:paragraph-rsid="001658b1"/>
    </style:style>
    <style:style style:name="P71" style:family="paragraph" style:parent-style-name="Heading_20_1">
      <style:paragraph-properties fo:break-before="page"/>
      <style:text-properties officeooo:rsid="00327fec" officeooo:paragraph-rsid="00327fec"/>
    </style:style>
    <style:style style:name="T1" style:family="text">
      <style:text-properties officeooo:rsid="00179193"/>
    </style:style>
    <style:style style:name="T2" style:family="text">
      <style:text-properties fo:font-weight="bold" style:font-weight-asian="bold" style:font-weight-complex="bold"/>
    </style:style>
    <style:style style:name="T3" style:family="text">
      <style:text-properties fo:font-weight="bold" officeooo:rsid="00225979" style:font-weight-asian="bold" style:font-weight-complex="bold"/>
    </style:style>
    <style:style style:name="T4" style:family="text">
      <style:text-properties fo:font-weight="bold" officeooo:rsid="00289642" style:font-weight-asian="bold" style:font-weight-complex="bold"/>
    </style:style>
    <style:style style:name="T5" style:family="text">
      <style:text-properties fo:font-weight="bold" officeooo:rsid="002a2eb3" style:font-weight-asian="bold" style:font-weight-complex="bold"/>
    </style:style>
    <style:style style:name="T6" style:family="text">
      <style:text-properties fo:font-weight="bold" officeooo:rsid="002b3973" style:font-weight-asian="bold" style:font-weight-complex="bold"/>
    </style:style>
    <style:style style:name="T7" style:family="text">
      <style:text-properties fo:font-weight="bold" officeooo:rsid="00307b9b" style:font-weight-asian="bold" style:font-weight-complex="bold"/>
    </style:style>
    <style:style style:name="T8" style:family="text">
      <style:text-properties fo:font-weight="bold" officeooo:rsid="00347844" style:font-weight-asian="bold" style:font-weight-complex="bold"/>
    </style:style>
    <style:style style:name="T9" style:family="text">
      <style:text-properties fo:font-weight="bold" officeooo:rsid="0053d38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25979" style:font-weight-asian="normal" style:font-weight-complex="normal"/>
    </style:style>
    <style:style style:name="T12" style:family="text">
      <style:text-properties fo:font-weight="normal" officeooo:rsid="00289642" style:font-weight-asian="normal" style:font-weight-complex="normal"/>
    </style:style>
    <style:style style:name="T13" style:family="text">
      <style:text-properties fo:font-weight="normal" officeooo:rsid="0028ed55" style:font-weight-asian="normal" style:font-weight-complex="normal"/>
    </style:style>
    <style:style style:name="T14" style:family="text">
      <style:text-properties fo:font-weight="normal" officeooo:rsid="002a2eb3" style:font-weight-asian="normal" style:font-weight-complex="normal"/>
    </style:style>
    <style:style style:name="T15" style:family="text">
      <style:text-properties fo:font-weight="normal" officeooo:rsid="00307b9b" style:font-weight-asian="normal" style:font-weight-complex="normal"/>
    </style:style>
    <style:style style:name="T16" style:family="text">
      <style:text-properties fo:font-weight="normal" officeooo:rsid="0031e783" style:font-weight-asian="normal" style:font-weight-complex="normal"/>
    </style:style>
    <style:style style:name="T17" style:family="text">
      <style:text-properties fo:font-weight="normal" officeooo:rsid="00347844" style:font-weight-asian="normal" style:font-weight-complex="normal"/>
    </style:style>
    <style:style style:name="T18" style:family="text">
      <style:text-properties fo:font-weight="normal" officeooo:rsid="0034ab36" style:font-weight-asian="normal" style:font-weight-complex="normal"/>
    </style:style>
    <style:style style:name="T19" style:family="text">
      <style:text-properties fo:font-weight="normal" officeooo:rsid="0053d38c" style:font-weight-asian="normal" style:font-weight-complex="normal"/>
    </style:style>
    <style:style style:name="T20" style:family="text">
      <style:text-properties officeooo:rsid="001decdd"/>
    </style:style>
    <style:style style:name="T21" style:family="text">
      <style:text-properties style:font-name="Liberation Sans"/>
    </style:style>
    <style:style style:name="T22" style:family="text">
      <style:text-properties style:font-name="Liberation Sans" fo:font-weight="bold" style:font-weight-asian="bold" style:font-weight-complex="bold"/>
    </style:style>
    <style:style style:name="T23" style:family="text">
      <style:text-properties style:font-name="Liberation Sans" fo:font-weight="normal" style:font-weight-asian="normal" style:font-weight-complex="normal"/>
    </style:style>
    <style:style style:name="T24" style:family="text">
      <style:text-properties style:font-name="Liberation Sans" fo:font-weight="normal" officeooo:rsid="003b5c2f" style:font-weight-asian="normal" style:font-weight-complex="normal"/>
    </style:style>
    <style:style style:name="T25" style:family="text">
      <style:text-properties style:font-name="Liberation Sans" fo:font-weight="normal" officeooo:rsid="004007f3" style:font-weight-asian="normal" style:font-weight-complex="normal"/>
    </style:style>
    <style:style style:name="T26" style:family="text">
      <style:text-properties style:font-name="Liberation Sans" officeooo:rsid="00195d38"/>
    </style:style>
    <style:style style:name="T27" style:family="text">
      <style:text-properties style:font-name="Liberation Sans" officeooo:rsid="001a52e9"/>
    </style:style>
    <style:style style:name="T28" style:family="text">
      <style:text-properties style:font-name="Liberation Sans" officeooo:rsid="003c465c"/>
    </style:style>
    <style:style style:name="T29" style:family="text">
      <style:text-properties style:font-name="Liberation Sans" officeooo:rsid="003e58f9"/>
    </style:style>
    <style:style style:name="T30" style:family="text">
      <style:text-properties officeooo:rsid="0020a38f"/>
    </style:style>
    <style:style style:name="T31" style:family="text">
      <style:text-properties officeooo:rsid="0025a55c"/>
    </style:style>
    <style:style style:name="T32" style:family="text">
      <style:text-properties officeooo:rsid="0026d011"/>
    </style:style>
    <style:style style:name="T33" style:family="text">
      <style:text-properties officeooo:rsid="00289642"/>
    </style:style>
    <style:style style:name="T34" style:family="text">
      <style:text-properties officeooo:rsid="00347844"/>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60341" style:font-style-asian="normal" style:font-weight-asian="normal" style:font-style-complex="normal" style:font-weight-complex="normal"/>
    </style:style>
    <style:style style:name="T38" style:family="text">
      <style:text-properties fo:font-style="normal" fo:font-weight="normal" officeooo:rsid="00376e4c" style:font-style-asian="normal" style:font-weight-asian="normal" style:font-style-complex="normal" style:font-weight-complex="normal"/>
    </style:style>
    <style:style style:name="T39" style:family="text">
      <style:text-properties fo:font-style="normal" fo:font-weight="normal" officeooo:rsid="00378bc0" style:font-style-asian="normal" style:font-weight-asian="normal" style:font-style-complex="normal" style:font-weight-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360341" style:font-style-asian="normal" style:font-weight-asian="bold" style:font-style-complex="normal" style:font-weight-complex="bold"/>
    </style:style>
    <style:style style:name="T42" style:family="text">
      <style:text-properties fo:font-style="normal" fo:font-weight="bold" officeooo:rsid="00376e4c" style:font-style-asian="normal" style:font-weight-asian="bold" style:font-style-complex="normal" style:font-weight-complex="bold"/>
    </style:style>
    <style:style style:name="T43" style:family="text">
      <style:text-properties fo:font-style="normal" fo:font-weight="bold" officeooo:rsid="00378bc0" style:font-style-asian="normal" style:font-weight-asian="bold" style:font-style-complex="normal" style:font-weight-complex="bold"/>
    </style:style>
    <style:style style:name="T44" style:family="text">
      <style:text-properties officeooo:rsid="0042ff94"/>
    </style:style>
    <style:style style:name="T45" style:family="text">
      <style:text-properties officeooo:rsid="004b5041"/>
    </style:style>
    <style:style style:name="T46" style:family="text">
      <style:text-properties officeooo:rsid="004efd07"/>
    </style:style>
    <style:style style:name="T47" style:family="text">
      <style:text-properties officeooo:rsid="0050e13d"/>
    </style:style>
    <style:style style:name="T48" style:family="text">
      <style:text-properties officeooo:rsid="0052192f"/>
    </style:style>
    <style:style style:name="T49" style:family="text">
      <style:text-properties officeooo:rsid="0056ddb4"/>
    </style:style>
    <style:style style:name="T50" style:family="text">
      <style:text-properties officeooo:rsid="0058d293"/>
    </style:style>
    <style:style style:name="T51" style:family="text">
      <style:text-properties officeooo:rsid="005a74d9"/>
    </style:style>
    <style:style style:name="T52" style:family="text">
      <style:text-properties officeooo:rsid="005de9b5"/>
    </style:style>
    <style:style style:name="T53" style:family="text">
      <style:text-properties officeooo:rsid="00628dd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CAB403 Assignment Report</text:p>
      <text:p text:style-name="P30">Group 007 - Semester 2, 2019</text:p>
      <text:p text:style-name="P1"/>
      <text:p text:style-name="P1"/>
      <table:table table:name="Table1" table:style-name="Table1">
        <table:table-column table:style-name="Table1.A"/>
        <table:table-column table:style-name="Table1.B"/>
        <table:table-row>
          <table:table-cell table:style-name="Table1.A1" office:value-type="string">
            <text:p text:style-name="P31">Name</text:p>
          </table:table-cell>
          <table:table-cell table:style-name="Table1.B1" office:value-type="string">
            <text:p text:style-name="P31">Student Number</text:p>
          </table:table-cell>
        </table:table-row>
        <table:table-row>
          <table:table-cell table:style-name="Table1.A2" office:value-type="string">
            <text:p text:style-name="P32">Lachlan Kuhr</text:p>
          </table:table-cell>
          <table:table-cell table:style-name="Table1.B2" office:value-type="string">
            <text:p text:style-name="P40">n9767151</text:p>
          </table:table-cell>
        </table:table-row>
        <table:table-row>
          <table:table-cell table:style-name="Table1.A2" office:value-type="string">
            <text:p text:style-name="P32">Andrew Mather</text:p>
          </table:table-cell>
          <table:table-cell table:style-name="Table1.B2" office:value-type="string">
            <text:p text:style-name="P40">n9713671</text:p>
          </table:table-cell>
        </table:table-row>
        <table:table-row>
          <table:table-cell table:style-name="Table1.A2" office:value-type="string">
            <text:p text:style-name="P32">Jeremy Sheather</text:p>
          </table:table-cell>
          <table:table-cell table:style-name="Table1.B2" office:value-type="string">
            <text:p text:style-name="P32">n9734783</text:p>
          </table:table-cell>
        </table:table-row>
      </table:table>
      <text:h text:style-name="P66" text:outline-level="1"/>
      <text:h text:style-name="P66" text:outline-level="1"><text:bookmark-start text:name="__RefHeading___Toc352_3270838041"/>Statement of Completeness<text:bookmark-end text:name="__RefHeading___Toc352_3270838041"/></text:h>
      <text:p text:style-name="P3">All parts of the assigned task were completed.</text:p>
      <text:h text:style-name="P66" text:outline-level="1"><text:bookmark-start text:name="__RefHeading___Toc354_3270838041"/>Statement of Contribution<text:bookmark-end text:name="__RefHeading___Toc354_3270838041"/></text:h>
      <table:table table:name="Table2" table:style-name="Table2">
        <table:table-column table:style-name="Table2.A"/>
        <table:table-column table:style-name="Table2.B"/>
        <table:table-row>
          <table:table-cell table:style-name="Table2.A1" office:value-type="string">
            <text:p text:style-name="P33">Name</text:p>
          </table:table-cell>
          <table:table-cell table:style-name="Table2.B1" office:value-type="string">
            <text:p text:style-name="P34">Contribution</text:p>
          </table:table-cell>
        </table:table-row>
        <table:table-row>
          <table:table-cell table:style-name="Table2.A2" office:value-type="string">
            <text:p text:style-name="P35">Lachlan Kuhr</text:p>
          </table:table-cell>
          <table:table-cell table:style-name="Table2.B2" office:value-type="string">
            <text:p text:style-name="P36">33%</text:p>
          </table:table-cell>
        </table:table-row>
        <table:table-row>
          <table:table-cell table:style-name="Table2.A2" office:value-type="string">
            <text:p text:style-name="P35">Andrew Mather</text:p>
          </table:table-cell>
          <table:table-cell table:style-name="Table2.B2" office:value-type="string">
            <text:p text:style-name="P36">33%</text:p>
          </table:table-cell>
        </table:table-row>
        <table:table-row>
          <table:table-cell table:style-name="Table2.A2" office:value-type="string">
            <text:p text:style-name="P35">Jeremy Sheather</text:p>
          </table:table-cell>
          <table:table-cell table:style-name="Table2.B2" office:value-type="string">
            <text:p text:style-name="P36">33%</text:p>
          </table:table-cell>
        </table:table-row>
      </table:table>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38"><text:a xlink:type="simple" xlink:href="#__RefHeading___Toc352_3270838041" text:style-name="Index_20_Link" text:visited-style-name="Index_20_Link">Statement of Completeness<text:tab/>1</text:a></text:p>
          <text:p text:style-name="P38"><text:a xlink:type="simple" xlink:href="#__RefHeading___Toc354_3270838041" text:style-name="Index_20_Link" text:visited-style-name="Index_20_Link">Statement of Contribution<text:tab/>1</text:a></text:p>
          <text:p text:style-name="P38"><text:a xlink:type="simple" xlink:href="#__RefHeading___Toc122_3270838041" text:style-name="Index_20_Link" text:visited-style-name="Index_20_Link">Data Structures<text:tab/>3</text:a></text:p>
          <text:p text:style-name="P39"><text:a xlink:type="simple" xlink:href="#__RefHeading___Toc124_3270838041" text:style-name="Index_20_Link" text:visited-style-name="Index_20_Link">Clients<text:tab/>3</text:a></text:p>
          <text:p text:style-name="P39"><text:a xlink:type="simple" xlink:href="#__RefHeading___Toc126_3270838041" text:style-name="Index_20_Link" text:visited-style-name="Index_20_Link">Messages<text:tab/>3</text:a></text:p>
          <text:p text:style-name="P39"><text:a xlink:type="simple" xlink:href="#__RefHeading___Toc128_3270838041" text:style-name="Index_20_Link" text:visited-style-name="Index_20_Link">Channels<text:tab/>3</text:a></text:p>
          <text:p text:style-name="P38"><text:a xlink:type="simple" xlink:href="#__RefHeading___Toc130_3270838041" text:style-name="Index_20_Link" text:visited-style-name="Index_20_Link">Task 2<text:tab/>4</text:a></text:p>
          <text:p text:style-name="P39"><text:a xlink:type="simple" xlink:href="#__RefHeading___Toc132_3270838041" text:style-name="Index_20_Link" text:visited-style-name="Index_20_Link">Forking<text:tab/>4</text:a></text:p>
          <text:p text:style-name="P39"><text:a xlink:type="simple" xlink:href="#__RefHeading___Toc134_3270838041" text:style-name="Index_20_Link" text:visited-style-name="Index_20_Link">Critical Section Problem<text:tab/>4</text:a></text:p>
          <text:p text:style-name="P38"><text:a xlink:type="simple" xlink:href="#__RefHeading___Toc136_3270838041" text:style-name="Index_20_Link" text:visited-style-name="Index_20_Link">Task 3<text:tab/>5</text:a></text:p>
          <text:p text:style-name="P39"><text:a xlink:type="simple" xlink:href="#__RefHeading___Toc138_3270838041" text:style-name="Index_20_Link" text:visited-style-name="Index_20_Link">Threading<text:tab/>5</text:a></text:p>
          <text:p text:style-name="P38"><text:a xlink:type="simple" xlink:href="#__RefHeading___Toc140_3270838041" text:style-name="Index_20_Link" text:visited-style-name="Index_20_Link">How to run the program<text:tab/>7</text:a></text:p>
          <text:p text:style-name="P39"><text:a xlink:type="simple" xlink:href="#__RefHeading___Toc142_3270838041" text:style-name="Index_20_Link" text:visited-style-name="Index_20_Link">Compilation<text:tab/>7</text:a></text:p>
          <text:p text:style-name="P39"><text:a xlink:type="simple" xlink:href="#__RefHeading___Toc542_3260525265" text:style-name="Index_20_Link" text:visited-style-name="Index_20_Link">Running<text:tab/>7</text:a></text:p>
        </text:index-body>
      </text:table-of-content>
      <text:h text:style-name="P67" text:outline-level="1"/>
      <text:h text:style-name="P70" text:outline-level="1"><text:bookmark-start text:name="__RefHeading___Toc122_3270838041"/>Data Structures<text:bookmark-end text:name="__RefHeading___Toc122_3270838041"/></text:h>
      <text:p text:style-name="P4">In completing this assignment, some data structures were used. These were typically stored on the server. <text:span text:style-name="T1">There were three main data structures required on the server. These were:</text:span></text:p>
      <text:list xml:id="list2725740122" text:style-name="L1">
        <text:list-item>
          <text:p text:style-name="P47">Clients</text:p>
        </text:list-item>
        <text:list-item>
          <text:p text:style-name="P48">messages</text:p>
        </text:list-item>
        <text:list-item>
          <text:p text:style-name="P49"><text:span text:style-name="T20">c</text:span>hannels</text:p>
        </text:list-item>
      </text:list>
      <text:p text:style-name="P5">The structs used for these are available in data.h.</text:p>
      <text:h text:style-name="P41" text:outline-level="2"><text:bookmark-start text:name="__RefHeading___Toc124_3270838041"/>Clients<text:bookmark-end text:name="__RefHeading___Toc124_3270838041"/></text:h>
      <text:p text:style-name="P6">The client struct, denoted<text:span text:style-name="T2"> struct client</text:span><text:span text:style-name="T10"> and aliased to</text:span><text:span text:style-name="T2"> client_t, </text:span>consisted of four main variables. These were:</text:p>
      <text:list xml:id="list2641456632" text:style-name="L2">
        <text:list-item>
          <text:p text:style-name="P50">the client ID</text:p>
        </text:list-item>
        <text:list-item>
          <text:p text:style-name="P50">the socket over which the client’s connection came</text:p>
        </text:list-item>
        <text:list-item>
          <text:p text:style-name="P50">an array of “client channels”, which was used to store a client’s subscription to channels</text:p>
        </text:list-item>
        <text:list-item>
          <text:p text:style-name="P63"><text:span text:style-name="T26">a</text:span><text:span text:style-name="T27">n array of pointers to the last read message in each channel, so that the server could keep track of where each client was up to.</text:span></text:p>
        </text:list-item>
      </text:list>
      <text:h text:style-name="P42" text:outline-level="2"><text:bookmark-start text:name="__RefHeading___Toc126_3270838041"/>Messages<text:bookmark-end text:name="__RefHeading___Toc126_3270838041"/></text:h>
      <text:p text:style-name="P26"><text:span text:style-name="T21">The message struct, denoted </text:span><text:span text:style-name="T22">struct msg</text:span><text:span text:style-name="T23"> and aliased to </text:span><text:span text:style-name="T22">msg_t</text:span><text:span text:style-name="T23">, contained three main variables. These were:</text:span></text:p>
      <text:list xml:id="list591875920" text:style-name="L3">
        <text:list-item>
          <text:p text:style-name="P51">The message string</text:p>
        </text:list-item>
        <text:list-item>
          <text:p text:style-name="P51">The ID of the user who sent the message</text:p>
        </text:list-item>
        <text:list-item>
          <text:p text:style-name="P51">The time at which the message was sent, as available in time.h.</text:p>
        </text:list-item>
      </text:list>
      <text:h text:style-name="P43" text:outline-level="2"><text:bookmark-start text:name="__RefHeading___Toc128_3270838041"/>Channels<text:bookmark-end text:name="__RefHeading___Toc128_3270838041"/></text:h>
      <text:p text:style-name="P7">Channels are the way that clients can interact with each other via messages. A client sends a message to a channel, which other clients may then receive. <text:span text:style-name="T30">Each channel is implemented as a linked list, with a pointer to the head of the linked list stored in an array of size 256. Each index in the array refers to a different channel. The main struct for channels, denoted </text:span><text:span text:style-name="T3">struct msg_node </text:span><text:span text:style-name="T11">and aliased to </text:span><text:span text:style-name="T3">msgnode_t</text:span><text:span text:style-name="T11">, is a node in this linked list, and stores the following variables:</text:span></text:p>
      <text:list xml:id="list15707021" text:style-name="L4">
        <text:list-item>
          <text:p text:style-name="P52">A pointer to the message struct referred to by the node</text:p>
        </text:list-item>
        <text:list-item>
          <text:p text:style-name="P52"><text:soft-page-break/>A pointer to the next node in the linked list</text:p>
        </text:list-item>
      </text:list>
      <text:p text:style-name="P18">The head, or the pointer at each index in the array, will always point to the last message sent in the channel. Meanwhile, the server tracks which message each client has read using the arary in the client struct. When the client wants to read the next message, the server will iterate from the head to the last message read, and display the message before the last message is read. This will then be set as the last message read.</text:p>
      <text:h text:style-name="P68" text:outline-level="1"><text:bookmark-start text:name="__RefHeading___Toc130_3270838041"/>Task 2<text:bookmark-end text:name="__RefHeading___Toc130_3270838041"/></text:h>
      <text:h text:style-name="P44" text:outline-level="2"><text:bookmark-start text:name="__RefHeading___Toc132_3270838041"/>Forking<text:bookmark-end text:name="__RefHeading___Toc132_3270838041"/></text:h>
      <text:p text:style-name="P19">Each time the server connects a new connection, it forks a new process to handle this connection. As such, each client runs its own version of the server, all of which are children to the main parent connection.</text:p>
      <text:p text:style-name="P19">To implement this, the <text:span text:style-name="T2">fork</text:span> command was used. When the server accepts the new connection, <text:span text:style-name="T2">fork</text:span> is called and its output stored and checked. If the check returns something greater than 0, it is known that this process is the parent, and no more action is taken. If the return value is 0, then the child begins processing.</text:p>
      <text:p text:style-name="P20">The data structures described above need to be accessible between forks. To do this, shared memory has been implemented using <text:span text:style-name="T2">shm_open </text:span>and <text:span text:style-name="T2">mmap</text:span>. One of the first processing steps the server performs is to set up shared memory. It predefines four shared memory objects:</text:p>
      <text:list xml:id="list3293171150" text:style-name="L5">
        <text:list-item>
          <text:p text:style-name="P64"><text:span text:style-name="T25">One big enough to store </text:span><text:span text:style-name="T24">256 msgnode_t pointers</text:span></text:p>
        </text:list-item>
        <text:list-item>
          <text:p text:style-name="P64"><text:span text:style-name="T25">One big enough to store </text:span><text:span text:style-name="T24">1000 msgnode_t structs</text:span></text:p>
        </text:list-item>
        <text:list-item>
          <text:p text:style-name="P65"><text:span text:style-name="T25">One big enough to store </text:span><text:span text:style-name="T23">1000 msg_t structs</text:span></text:p>
        </text:list-item>
        <text:list-item>
          <text:p text:style-name="P65"><text:span text:style-name="T25">One big enough to store </text:span><text:span text:style-name="T23">257 integers</text:span></text:p>
        </text:list-item>
      </text:list>
      <text:p text:style-name="P27"><text:span text:style-name="T21">To do this, it first uses </text:span><text:span text:style-name="T22">shm_open </text:span><text:span text:style-name="T21">to create the shared memory objects, and then uses </text:span><text:span text:style-name="T22">ftruncate</text:span><text:span text:style-name="T21"> to ensure they are the correct size. Then, it uses </text:span><text:span text:style-name="T22">mmap</text:span><text:span text:style-name="T21"> to map these shared memory objects to variables – </text:span><text:span text:style-name="T22">mmap</text:span><text:span text:style-name="T21"> returns a pointer to the start of the shared memory segments. </text:span><text:span text:style-name="T28">Finally, these are initialised to be NULL or 0 depending on the structure in use.</text:span></text:p>
      <text:p text:style-name="P28"><text:span text:style-name="T28">T</text:span><text:span text:style-name="T21">hese may then be used as normal variables, with normal pointers associated. The variables within will be mapped across all processes, </text:span><text:span text:style-name="T29">and any pointers returned will point to an address in the shared memory segment.</text:span></text:p>
      <text:h text:style-name="P44" text:outline-level="2"><text:bookmark-start text:name="__RefHeading___Toc134_3270838041"/>Critical Section Problem<text:bookmark-end text:name="__RefHeading___Toc134_3270838041"/></text:h>
      <text:p text:style-name="P21">To handle the critical section problem, p<text:span text:style-name="T44">thread_rwlock locks were used. Two locks were made available – one of these was used to control access to structs in shared memory which </text:span><text:soft-page-break/><text:span text:style-name="T44">pertained to actual messages, and the other was used to control the arrays in shared memory pertaining to message counts.</text:span></text:p>
      <text:p text:style-name="P22">The library in use contain<text:span text:style-name="T45">s</text:span> <text:span text:style-name="T48">three</text:span> main functions, along with a function to initialise the locks <text:span text:style-name="T47">and a function to destroy them during the shutdown process</text:span>. Initialisation <text:span text:style-name="T46">occurred immediately after shared memory segments were setup, as part of the server’s startup procedures, while destroying them occurs as part of the SIGINT shutdown procedures. </text:span></text:p>
      <text:p text:style-name="P22"><text:span text:style-name="T46">The other three functions available are a read lock (</text:span><text:span text:style-name="T9">pthreads_rwlock_rdlock</text:span><text:span text:style-name="T19">)</text:span><text:span text:style-name="T46">, a write lock (</text:span><text:span text:style-name="T9">pthreads_rwlock_wrlock</text:span><text:span text:style-name="T19">)</text:span><text:span text:style-name="T46"> and an unlock (</text:span><text:span text:style-name="T9">pthreads_rwlock_unlock</text:span><text:span text:style-name="T19">)</text:span><text:span text:style-name="T46">. These are used around critical sections of code. When a lock is locked for writing, no other critical sections that use that lock for anything (reading or writing) may obtain the lock until it is unlocked, which occurs after the critical section is completed. Meanwhile, when a lock is locked for reading, other critical sections that obtain the lock for reading are permitted, but no writers are allowed to obtain the lock until all read locks have been unlocked.</text:span></text:p>
      <text:p text:style-name="P23">Locks are used in numerous places throughout the code, <text:span text:style-name="T49">with write locks more common than read locks. </text:span></text:p>
      <text:p text:style-name="P24">The message structure lock is used in the following places:</text:p>
      <text:list xml:id="list2361567641" text:style-name="L6">
        <text:list-item>
          <text:p text:style-name="P55">When the client subscribes to a channel, they need to obtain the last message sent to the channel. The lock is locked for reading to read from the channel.</text:p>
        </text:list-item>
        <text:list-item>
          <text:p text:style-name="P55">When the client wants to obtain the next message <text:span text:style-name="T50">(without specifying the channel ID)</text:span>, the message structs are locked for reading <text:span text:style-name="T50">while the server reads from the channels, and determines which message was sent first (by comparing the time values).</text:span></text:p>
        </text:list-item>
        <text:list-item>
          <text:p text:style-name="P56">The server locks the messages for reading to update the client’s position in the channel <text:span text:style-name="T51">after the client has read a message.</text:span></text:p>
        </text:list-item>
        <text:list-item>
          <text:p text:style-name="P57">When the client wants to obt<text:span text:style-name="T52">ain</text:span> the next message with a channel ID, </text:p>
        </text:list-item>
        <text:list-item>
          <text:p text:style-name="P58">When the client sends a message to a channel, the server obtains a write lock to create the new message and add it to the channel.</text:p>
        </text:list-item>
      </text:list>
      <text:p text:style-name="P25">The message count lock is used in the following places:</text:p>
      <text:list xml:id="list946949170" text:style-name="L7">
        <text:list-item>
          <text:p text:style-name="P59">When the channels command is called, a read lock is obtained to read the message counts from the message count array.</text:p>
        </text:list-item>
        <text:list-item>
          <text:p text:style-name="P60">When the client sends a message, a write lock is obtained to increment the number of sent messages to each channel, <text:span text:style-name="T53">and the total number of messages sent to the server.</text:span></text:p>
        </text:list-item>
      </text:list>
      <text:p text:style-name="P24"/>
      <text:h text:style-name="P68" text:outline-level="1"><text:bookmark-start text:name="__RefHeading___Toc136_3270838041"/><text:soft-page-break/>Task 3<text:bookmark-end text:name="__RefHeading___Toc136_3270838041"/></text:h>
      <text:h text:style-name="P44" text:outline-level="2"><text:bookmark-start text:name="__RefHeading___Toc138_3270838041"/>Threading<text:bookmark-end text:name="__RefHeading___Toc138_3270838041"/></text:h>
      <text:p text:style-name="P8">Threading was implemented on the client side of the application in order to allow commands to be entered while NEXT and LIVEFEED commands are running. A new command, STOP, was also implemented, with the purpose of stopping these functions while they are running.</text:p>
      <text:p text:style-name="P10">Two global variables have been implemented for this, each of which is a<text:span text:style-name="T2"> pthread_t </text:span>array for NEXT and LIVEFEED respectively. <text:span text:style-name="T32">They are of size 5.</text:span></text:p>
      <text:p text:style-name="P9">Threading was implemented using the pthreads library. New threads are only created for functions that require them, which are NEXT and LIVEFEED. <text:span text:style-name="T31">When the client starts and connects to the server, it will sit and wait for input from the user. When it receives this input, it extracts the command part of the input, and checks this against known functions.</text:span></text:p>
      <text:p text:style-name="P10">In the event of the command LIVEFEED or NEXT, <text:s/>the thread count <text:span text:style-name="T33">for that function </text:span>is incremented and the channel id parsed to a long integer. Then, <text:span text:style-name="T2">pthread_create</text:span><text:span text:style-name="T10"> is called. </text:span><text:span text:style-name="T12">If the function called is NEXT, </text:span><text:span text:style-name="T4">pthread_create</text:span><text:span text:style-name="T12"> is parsed the following variables:</text:span></text:p>
      <text:list xml:id="list3330500775" text:style-name="L8">
        <text:list-item>
          <text:p text:style-name="P53">The next available thread, as indicated by the thread count variable (the thread count is used to index the array)</text:p>
        </text:list-item>
        <text:list-item>
          <text:p text:style-name="P53">NULL as the attribute, as there are no attributes that need to be specified.</text:p>
        </text:list-item>
        <text:list-item>
          <text:p text:style-name="P61"><text:span text:style-name="T10">The function pointer to the function </text:span><text:span text:style-name="T2">nextThreadFunc,</text:span><text:span text:style-name="T10"> which is responsible for sending the request to the server and receiving and printing the output. </text:span></text:p>
        </text:list-item>
        <text:list-item>
          <text:p text:style-name="P61"><text:span text:style-name="T10">Arguments required for </text:span><text:span text:style-name="T2">nextThreadFunc,</text:span><text:span text:style-name="T10"> which in this case is </text:span><text:span text:style-name="T13">the long integer channel</text:span><text:span text:style-name="T10">. </text:span><text:span text:style-name="T14">This is parsed through as a void pointer, and then again cast to a long integer during </text:span><text:span text:style-name="T5">nextThreadFunc</text:span><text:span text:style-name="T14">’s execution.</text:span></text:p>
        </text:list-item>
      </text:list>
      <text:p text:style-name="P11"><text:span text:style-name="T6">n</text:span><text:span text:style-name="T2">extThreadFunc </text:span><text:span text:style-name="T10">then proceeds to execute normally. It will send the command as NEXT or NEXT &lt;channel ID&gt; to the server (depending on the presence of a channel ID), before sending a request and receiving a message back from the server. At the end of its execution, it decrements the thread count, before calling </text:span><text:span text:style-name="T2">pthread_exit</text:span><text:span text:style-name="T10"> to close the thread.</text:span></text:p>
      <text:p text:style-name="P12"><text:span text:style-name="T10">Calling LIVEFEED performs similar functions. It calls </text:span><text:span text:style-name="T2">pthread_create</text:span><text:span text:style-name="T10">, however this is parsed different variables:</text:span></text:p>
      <text:list xml:id="list892289988" text:style-name="L9">
        <text:list-item>
          <text:p text:style-name="P54">The next available thread as indicated by the thread count variable (this count is different to that of NEXT)</text:p>
        </text:list-item>
        <text:list-item>
          <text:p text:style-name="P54">NULL as the attribute</text:p>
        </text:list-item>
        <text:list-item>
          <text:p text:style-name="P62"><text:span text:style-name="T10">The function pointer for </text:span><text:span text:style-name="T2">livefeedThreadFunc,</text:span><text:span text:style-name="T10"> which is responsible for the entire execution of LIVEFEED.</text:span></text:p>
        </text:list-item>
        <text:list-item>
          <text:p text:style-name="P62"><text:span text:style-name="T10">Arguments required for </text:span><text:span text:style-name="T2">livefeedThreadFunc,</text:span><text:span text:style-name="T10"> which, as with </text:span><text:span text:style-name="T2">nextThreadFunc</text:span><text:span text:style-name="T10">, is just the channel ID.</text:span></text:p>
        </text:list-item>
      </text:list>
      <text:p text:style-name="P13"><text:soft-page-break/><text:span text:style-name="T10">The function of </text:span><text:span text:style-name="T2">livefeedThreadFunc</text:span><text:span text:style-name="T10"> is much the same as that of </text:span><text:span text:style-name="T2">nextThreadFunc</text:span><text:span text:style-name="T10">, with the exception that the send and receive commands will loop indefinitely. As before, at the end of </text:span><text:span text:style-name="T2">livefeedThreadFunc</text:span><text:span text:style-name="T10">, the relevant counter is decremented and </text:span><text:span text:style-name="T2">pthread_exit</text:span><text:span text:style-name="T10"> is called.</text:span></text:p>
      <text:p text:style-name="P14"><text:span text:style-name="T10">In the event that STOP is called, BYE is called or CTRL+C is entered into the keyboard, the system also needs to cleanly close threads. All of these will call the function </text:span><text:span text:style-name="T2">closeThreads</text:span><text:span text:style-name="T10"> as part of their execution. </text:span><text:span text:style-name="T7">closeThreads</text:span><text:span text:style-name="T15"> loops through each of the thread arrays, calling </text:span><text:span text:style-name="T7">pthread_cancel </text:span><text:span text:style-name="T15">on each element to cancel the thread</text:span><text:span text:style-name="T16">s.</text:span><text:span text:style-name="T15"> It also resets the thread counters to 0.</text:span></text:p>
      <text:h text:style-name="P69" text:outline-level="1"/>
      <text:h text:style-name="P71" text:outline-level="1"><text:bookmark-start text:name="__RefHeading___Toc140_3270838041"/>How to run the program<text:bookmark-end text:name="__RefHeading___Toc140_3270838041"/></text:h>
      <text:h text:style-name="P45" text:outline-level="2"><text:bookmark-start text:name="__RefHeading___Toc142_3270838041"/>Compilation<text:bookmark-end text:name="__RefHeading___Toc142_3270838041"/></text:h>
      <text:p text:style-name="P15">A Makefile is included <text:span text:style-name="T34">at the root of the project </text:span>to make compilation straightforward. To compile both the client and server sides, simply call <text:span text:style-name="T2">make</text:span><text:span text:style-name="T10"> at the command line </text:span><text:span text:style-name="T18">from the root of the project.</text:span></text:p>
      <text:p text:style-name="P15"><text:span text:style-name="T10">If only one </text:span><text:span text:style-name="T17">of client or server</text:span><text:span text:style-name="T10"> needs to be compiled, call </text:span><text:span text:style-name="T2">make client </text:span><text:span text:style-name="T10">or </text:span><text:span text:style-name="T2">make server</text:span><text:span text:style-name="T10">. </text:span><text:span text:style-name="T17">To remove the client or server, call </text:span><text:span text:style-name="T8">make clean</text:span><text:span text:style-name="T17">.</text:span></text:p>
      <text:h text:style-name="P46" text:outline-level="2"><text:bookmark-start text:name="__RefHeading___Toc542_3260525265"/>Running<text:bookmark-end text:name="__RefHeading___Toc542_3260525265"/></text:h>
      <text:p text:style-name="P16"><text:span text:style-name="T10">To run the program, change into the </text:span><text:span text:style-name="T35">build</text:span><text:span text:style-name="T36"> directory from the root of the project. </text:span><text:span text:style-name="T38">The server needs run before any clients can be run</text:span><text:span text:style-name="T37">. Call </text:span><text:span text:style-name="T41">./server &lt;port&gt;</text:span><text:span text:style-name="T38"> on to run the server, where </text:span><text:span text:style-name="T42">port</text:span><text:span text:style-name="T38"> is the port number that clients will use to connect.</text:span></text:p>
      <text:p text:style-name="P17"><text:span text:style-name="T38">T</text:span><text:span text:style-name="T36">o run client programs, run </text:span><text:span text:style-name="T40">./client &lt;ip address&gt; &lt;port&gt;. Ip address </text:span><text:span text:style-name="T36">is the IP of the machine the server is running on (if this is the same as the client’s machine, IP will be 127.0.0.1), </text:span><text:span text:style-name="T39">while </text:span><text:span text:style-name="T43">port</text:span><text:span text:style-name="T39"> is the port specific when the server wa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3:32:41.721520956</meta:creation-date>
    <dc:date>2019-10-21T22:36:33.316935878</dc:date>
    <meta:editing-duration>PT4H45M59S</meta:editing-duration>
    <meta:editing-cycles>68</meta:editing-cycles>
    <meta:generator>LibreOffice/6.0.7.3$Linux_X86_64 LibreOffice_project/00m0$Build-3</meta:generator>
    <meta:document-statistic meta:table-count="2" meta:image-count="0" meta:object-count="0" meta:page-count="8" meta:paragraph-count="108" meta:word-count="1801" meta:character-count="10404" meta:non-whitespace-character-count="8735"/>
  </office:meta>
</office:document-meta>
</file>